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officeooo:paragraph-rsid="00013744"/>
    </style:style>
    <style:style style:name="P3" style:family="paragraph" style:parent-style-name="normal" style:master-page-name="Standard">
      <style:paragraph-properties style:page-number="auto"/>
      <style:text-properties fo:font-weight="bold" style:font-weight-asian="bold"/>
    </style:style>
    <style:style style:name="P4" style:family="paragraph" style:parent-style-name="normal">
      <style:text-properties fo:font-weight="bold" style:font-weight-asian="bold"/>
    </style:style>
    <style:style style:name="P5" style:family="paragraph" style:parent-style-name="normal">
      <style:text-properties fo:font-style="italic" style:font-style-asian="italic"/>
    </style:style>
    <style:style style:name="T1" style:family="text">
      <style:text-properties fo:font-style="italic" officeooo:rsid="00013744" style:font-style-asian="italic" style:font-style-complex="italic"/>
    </style:style>
    <style:style style:name="T2" style:family="text">
      <style:text-properties style:text-position="sub 58%"/>
    </style:style>
    <style:style style:name="T3" style:family="text">
      <style:text-properties fo:color="#1155cc" style:text-underline-style="solid" style:text-underline-width="auto" style:text-underline-color="font-color"/>
    </style:style>
    <style:style style:name="T4" style:family="text">
      <style:text-properties fo:language="en" fo:country="none"/>
    </style:style>
    <style:style style:name="T5" style:family="text">
      <style:text-properties fo:color="#222222" fo:background-color="#ffffff"/>
    </style:style>
    <style:style style:name="T6" style:family="text">
      <style:text-properties fo:color="#222222" fo:font-style="italic" fo:background-color="#ffffff" style:font-style-asian="italic"/>
    </style:style>
    <style:style style:name="T7" style:family="text">
      <style:text-properties officeooo:rsid="00013744"/>
    </style:style>
    <style:style style:name="T8" style:family="text">
      <style:text-properties officeooo:rsid="0002a1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 Interest rates on loans affected both by amount requested and loan length besides applicant FICO Score</text:p>
      <text:p text:style-name="normal"/>
      <text:p text:style-name="P4">Introduction: </text:p>
      <text:p text:style-name="normal"/>
      <text:p text:style-name="normal">The best-known and most widely used credit score model in the United States, the FICO Score[1], is calculated[2] on applicant's payment history, credit utilization, length of credit history and other components. It provides a snapshot of risk that banks and other institutions use to help make lending decisions, so applicants with higher FICO Scores might be offered better interest rates.</text:p>
      <text:p text:style-name="normal"/>
      <text:p text:style-name="normal">Not only FICO Score is used for setting the interest rate of a loan. Understanding which other components are taken into account will reveal the internals of the risk assurance at the financial panorama. Our results suggest a strong correlation between interest rate, amount requested and loan length besides the applicant's FICO Score</text:p>
      <text:p text:style-name="normal"/>
      <text:p text:style-name="P4">Methods:</text:p>
      <text:p text:style-name="normal"/>
      <text:p text:style-name="P5">Data Collection</text:p>
      <text:p text:style-name="normal"/>
      <text:p text:style-name="normal">For our analysis we used a a sample of 2,500 peer-to-peer loans issued through the Lending Club (<text:a xlink:type="simple" xlink:href="https://www.lendingclub.com/home.action"><text:span text:style-name="Internet_20_link">https://www.lendingclub.com/home.action</text:span></text:a>). The data were downloaded on Saturday 16 Feb 2013 using the R programming language[3].</text:p>
      <text:p text:style-name="normal"/>
      <text:p text:style-name="P5">Exploratory Analysis</text:p>
      <text:p text:style-name="normal"/>
      <text:p text:style-name="normal">After some cleaning, simple linear regression was performed for several variables against interest rate. By comparing the resulting coefficients of determination some variables appeared to fit significantly better: loan length and amount requested.</text:p>
      <text:p text:style-name="normal"/>
      <text:p text:style-name="P5">Statistical Modeling</text:p>
      <text:p text:style-name="normal"/>
      <text:p text:style-name="normal">Multivariate linear regression model[4] was applied using loan length and amount requested variables, as they were revealed in our exploratory analysis. Coefficients were estimated with ordinary least squares and standard errors were calculated using standard asymptotic approximations [5].</text:p>
      <text:p text:style-name="normal"/>
      <text:p text:style-name="P5">Reproducibility</text:p>
      <text:p text:style-name="normal"/>
      <text:p text:style-name="normal">Performed with R programming language, the analysis were structured using ProjectTemplate package[6] and it has been published on a Github repository[7]. The <text:span text:style-name="T1">src/reproducible_code.html</text:span><text:span text:style-name="T7"> file </text:span>reproduces the whole exploratory analysis and results.</text:p>
      <text:p text:style-name="normal"/>
      <text:p text:style-name="normal"/>
      <text:p text:style-name="P4"><text:soft-page-break/>Results:</text:p>
      <text:p text:style-name="normal"/>
      <text:p text:style-name="normal">A exploratory analysis determines great differences on interest rate for 36 and 60 months loan length(1). Even though the amount requested slightly affects interest rate (0.000178% per extra dollar requested), there appears to be a trend.</text:p>
      <text:p text:style-name="normal"/>
      <text:p text:style-name="P2">A separated linear regression(1) on interest rate(%) vs. FICO range(score) for both 36 and 60 months loan's length shows the clear trend of higher interest rate on 60 month. A 36 months loan request receives an approximated increment of 5.66% on interest rate for a 60 months loan for the same applicant. Adding a the amount requested<text:span text:style-name="T7">(2)</text:span> to the model, as a relation with loan length, improves the coefficient of determination, and that drives us to think it's a better way to model it. So, taking into account potential confounders, our final regression model <text:span text:style-name="T8">for % of Interest Rate (IR) was:</text:span></text:p>
      <text:p text:style-name="normal"/>
      <text:p text:style-name="P1">IR = b<text:span text:style-name="T2">0</text:span> + b<text:span text:style-name="T2">1</text:span> (NFR) + b<text:span text:style-name="T2">2</text:span> (AR/LL) + e</text:p>
      <text:p text:style-name="normal"/>
      <text:p text:style-name="normal">where b<text:span text:style-name="T2">0</text:span> is an intercept term, b<text:span text:style-name="T2">1 </text:span>represents a change of -0.4341% interest associated with each higher value for FICO range and b2 it's b<text:span text:style-name="T2">2 </text:span>he coefficient for the relation between the amount requested (AR) and loan length (LL). The error term e represents all sources of unmeasured and unmodeled random variation.</text:p>
      <text:p text:style-name="normal"/>
      <text:p text:style-name="normal">We observed a statistically significant (P = 2e-16) association for this model, with a coefficient of <text:s/>determination (r-squared) of <text:s/>0.7331.</text:p>
      <text:p text:style-name="normal"/>
      <text:p text:style-name="P4">Conclusions: </text:p>
      <text:p text:style-name="normal"/>
      <text:p text:style-name="normal">Our analysis suggests that there is a significant association between interest rates and the amount of money the applicant would pay each month, for applicants with same FICO score. Our model is best fitted between 700-820 FICO Ranges, regarding the original sample lacks of enough data outside this limits. </text:p>
      <text:p text:style-name="normal"/>
      <text:p text:style-name="normal">As conclusion, as FICO score itself reflects some of the rest of variables, it's reasonable to think the lender doesn't takes gives such importance to other components again on calculation of interest rate.</text:p>
      <text:p text:style-name="normal"/>
      <text:p text:style-name="normal"/>
      <text:p text:style-name="P4">References</text:p>
      <text:p text:style-name="normal"/>
      <text:p text:style-name="normal">1. myFico site: <text:span text:style-name="T3">https://www.myfico.com</text:span>.</text:p>
      <text:p text:style-name="normal">2. <text:bookmark text:name="firstHeading"/><text:span text:style-name="T4">Credit score in the United States: </text:span><text:a xlink:type="simple" xlink:href="http://en.wikipedia.org/wiki/Credit_score_in_the_United_States"><text:span text:style-name="Internet_20_link"><text:span text:style-name="T4">http://en.wikipedia.org/wiki/Credit_score_in_the_United_States</text:span></text:span></text:a><text:span text:style-name="T4">. Accessed 16/02/2013. </text:span></text:p>
      <text:p text:style-name="normal">3. R Core Team (2012). ”R: A language and environment for statistical computing.” URL: <text:a xlink:type="simple" xlink:href="http://www.r-project.org/"><text:span text:style-name="Internet_20_link"><text:span text:style-name="T3">http://www.R-project.org</text:span></text:span></text:a></text:p>
      <text:p text:style-name="normal">4. <text:span text:style-name="T5">Seber, George AF, and Alan J. Lee. </text:span><text:span text:style-name="T6">Linear regression analysis</text:span><text:span text:style-name="T5">. Vol. 936. Wiley, 2012.</text:span></text:p>
      <text:p text:style-name="normal"><text:soft-page-break/>5. <text:span text:style-name="T5">Ferguson, Thomas S. </text:span><text:span text:style-name="T6">A Course in Large Sample Theory: Texts in Statistical Science</text:span><text:span text:style-name="T5">. Vol. 38. Chapman &amp; Hall/CRC, 1996.</text:span></text:p>
      <text:p text:style-name="normal">6. ProjectTemplate Page. URL: <text:a xlink:type="simple" xlink:href="http://projecttemplate.net/"><text:span text:style-name="Internet_20_link">http://projecttemplate.net</text:span></text:a>.</text:p>
      <text:p text:style-name="P2">7. Analysis project page at Github. URL: <text:a xlink:type="simple" xlink:href="https://github.com/fontanon/interestrates-vs-ficoscore-analysis"><text:span text:style-name="T7">https://github.com/fontanon/interestrates-vs-ficoscore-analys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paragraph-properties>
      <style:text-properties fo:color="#00000a" style:font-name="Cambria" fo:font-size="12pt" fo:language="en" fo:country="US" style:font-name-asian="DejaVu Sans" style:font-size-asian="12pt" style:language-asian="en" style:country-asian="US" style:font-size-complex="12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paragraph-properties fo:margin-top="0.847cm" fo:margin-bottom="0.212cm" style:contextual-spacing="false" fo:orphans="0" fo:widows="0" fo:hyphenation-ladder-count="no-limit" style:writing-mode="lr-tb">
        <style:tab-stops/>
      </style:paragraph-properties>
      <style:text-properties fo:color="#00000a" style:font-name="Cambria1" fo:font-size="18pt" fo:language="en" fo:country="US" fo:font-weight="bold" style:font-name-asian="DejaVu Sans" style:font-size-asian="18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635cm" fo:margin-bottom="0.141cm" style:contextual-spacing="false" fo:orphans="0" fo:widows="0" fo:hyphenation-ladder-count="no-limit" style:writing-mode="lr-tb">
        <style:tab-stops/>
      </style:paragraph-properties>
      <style:text-properties fo:color="#00000a" style:font-name="Cambria1" fo:font-size="14pt" fo:language="en" fo:country="US" fo:font-style="italic" fo:font-weight="bold" style:font-name-asian="DejaVu Sans" style:font-size-asian="14pt" style:language-asian="en" style:country-asian="US" style:font-style-asian="italic" style:font-weight-asian="bold" style:font-size-complex="12pt" style:language-complex="ar" style:country-complex="SA" style:font-style-complex="italic" style:font-weight-complex="bold" fo:hyphenate="false" fo:hyphenation-remain-char-count="2" fo:hyphenation-push-char-count="2"/>
    </style:style>
    <style:style style:name="Heading_20_3" style:display-name="Heading 3" style:family="paragraph" style:parent-style-name="Header" style:next-style-name="Text_20_body" style:default-outline-level="3" style:class="text">
      <style:paragraph-properties fo:margin-top="0.494cm" fo:margin-bottom="0.141cm" style:contextual-spacing="false" fo:orphans="0" fo:widows="0" fo:hyphenation-ladder-count="no-limit" style:writing-mode="lr-tb">
        <style:tab-stops/>
      </style:paragraph-properties>
      <style:text-properties fo:color="#666666" style:font-name="Cambria1" fo:font-size="12pt" fo:language="en" fo:country="US" fo:font-weight="bold" style:font-name-asian="DejaVu Sans" style:font-size-asian="12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4" style:display-name="Heading 4" style:family="paragraph" style:parent-style-name="Header" style:next-style-name="Text_20_body" style:default-outline-level="4" style:class="text">
      <style:paragraph-properties fo:margin-top="0.423cm" fo:margin-bottom="0.071cm" style:contextual-spacing="false" fo:orphans="0" fo:widows="0" fo:hyphenation-ladder-count="no-limit" style:writing-mode="lr-tb">
        <style:tab-stops/>
      </style:paragraph-properties>
      <style:text-properties fo:color="#666666" style:font-name="Cambria1" fo:font-size="12pt" fo:language="en" fo:country="US" fo:font-style="italic" fo:font-weight="bold" style:font-name-asian="DejaVu Sans" style:font-size-asian="12pt" style:language-asian="en" style:country-asian="US" style:font-style-asian="italic" style:font-weight-asian="bold" style:font-size-complex="12pt" style:language-complex="ar" style:country-complex="SA" style:font-style-complex="italic" style:font-weight-complex="bold" fo:hyphenate="false" fo:hyphenation-remain-char-count="2" fo:hyphenation-push-char-count="2"/>
    </style:style>
    <style:style style:name="Heading_20_5" style:display-name="Heading 5" style:family="paragraph" style:parent-style-name="Header" style:next-style-name="Text_20_body" style:default-outline-level="5" style:class="text">
      <style:paragraph-properties fo:margin-top="0.388cm" fo:margin-bottom="0.071cm" style:contextual-spacing="false" fo:orphans="0" fo:widows="0" fo:hyphenation-ladder-count="no-limit" style:writing-mode="lr-tb">
        <style:tab-stops/>
      </style:paragraph-properties>
      <style:text-properties fo:color="#666666" style:font-name="Cambria1" fo:font-size="10pt" fo:language="en" fo:country="US" fo:font-weight="bold" style:font-name-asian="DejaVu Sans" style:font-size-asian="10pt" style:language-asian="en" style:country-asian="US" style:font-weight-asian="bold" style:font-size-complex="12pt" style:language-complex="ar" style:country-complex="SA" style:font-weight-complex="bold" fo:hyphenate="false" fo:hyphenation-remain-char-count="2" fo:hyphenation-push-char-count="2"/>
    </style:style>
    <style:style style:name="Heading_20_6" style:display-name="Heading 6" style:family="paragraph" style:parent-style-name="Header" style:next-style-name="Text_20_body" style:default-outline-level="6" style:class="text">
      <style:paragraph-properties fo:margin-top="0.353cm" fo:margin-bottom="0.071cm" style:contextual-spacing="false" fo:orphans="0" fo:widows="0" fo:hyphenation-ladder-count="no-limit" style:writing-mode="lr-tb">
        <style:tab-stops/>
      </style:paragraph-properties>
      <style:text-properties fo:color="#666666" style:font-name="Cambria1" fo:font-size="10pt" fo:language="en" fo:country="US" fo:font-style="italic" fo:font-weight="bold" style:font-name-asian="DejaVu Sans" style:font-size-asian="10pt" style:language-asian="en" style:country-asian="US" style:font-style-asian="italic" style:font-weight-asian="bold" style:font-size-complex="12pt" style:language-complex="ar" style:country-complex="SA" style:font-weight-complex="bold" fo:hyphenate="false" fo:hyphenation-remain-char-count="2" fo:hyphenation-push-char-count="2"/>
    </style:style>
    <style:style style:name="normal" style:family="paragraph" style:default-outline-level="">
      <style:paragraph-properties fo:line-height="115%" fo:orphans="2" fo:widows="2" fo:hyphenation-ladder-count="no-limit" style:writing-mode="lr-tb">
        <style:tab-stops/>
      </style:paragraph-properties>
      <style:text-properties fo:color="#000000" style:font-name="Arial1" fo:font-size="11pt" fo:language="en" fo:country="US" style:font-name-asian="Arial2" style:font-size-asian="11pt" style:language-asian="en" style:country-asian="US" style:font-name-complex="Arial2" style:font-size-complex="12pt" style:language-complex="ar" style:country-complex="SA" fo:hyphenate="false" fo:hyphenation-remain-char-count="2" fo:hyphenation-push-char-count="2"/>
    </style:style>
    <style:style style:name="Title" style:family="paragraph" style:parent-style-name="normal" style:next-style-name="Subtitle" style:default-outline-level="" style:class="chapter">
      <style:paragraph-properties fo:margin-top="0.847cm" fo:margin-bottom="0.212cm" style:contextual-spacing="false" fo:text-align="center" style:justify-single-word="false"/>
      <style:text-properties fo:font-size="36pt" fo:font-weight="bold" style:font-size-asian="36pt" style:font-weight-asian="bold" style:font-size-complex="18pt" style:font-weight-complex="bold"/>
    </style:style>
    <style:style style:name="Subtitle" style:family="paragraph" style:parent-style-name="normal" style:next-style-name="Text_20_body" style:default-outline-level="" style:class="chapter">
      <style:paragraph-properties fo:margin-top="0.635cm" fo:margin-bottom="0.141cm" style:contextual-spacing="false" fo:text-align="center"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1T15:06:00</meta:creation-date>
    <meta:initial-creator>Jeffrey Leek</meta:initial-creator>
    <dc:creator>J. Ontañón</dc:creator>
    <dc:date>2013-02-17T12:16:59</dc:date>
    <meta:editing-cycles>9</meta:editing-cycles>
    <dc:title>exampleAnalysis.docx</dc:title>
    <meta:editing-duration>PT5S</meta:editing-duration>
    <meta:generator>LibreOffice/3.6$Linux_x86 LibreOffice_project/360m1$Build-2</meta:generator>
    <meta:document-statistic meta:table-count="0" meta:image-count="0" meta:object-count="0" meta:page-count="3" meta:paragraph-count="30" meta:word-count="655" meta:character-count="4436" meta:non-whitespace-character-count="3805"/>
    <meta:template xlink:type="simple" xlink:actuate="onRequest" xlink:title="Normal.dotm" xlink:href=""/>
  </office:meta>
</office:document-meta>
</file>